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d0b3f" officeooo:paragraph-rsid="001d0b3f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eddaf" officeooo:paragraph-rsid="00202b37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202b37" officeooo:paragraph-rsid="00202b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20fe82" officeooo:paragraph-rsid="0020fe82" style:font-weight-asian="normal" style:font-weight-complex="normal"/>
    </style:style>
    <style:style style:name="P5" style:family="paragraph" style:parent-style-name="Standard">
      <style:text-properties officeooo:paragraph-rsid="0020fe82"/>
    </style:style>
    <style:style style:name="P6" style:family="paragraph" style:parent-style-name="Standard">
      <style:text-properties officeooo:rsid="0024136d" officeooo:paragraph-rsid="0024136d"/>
    </style:style>
    <style:style style:name="P7" style:family="paragraph" style:parent-style-name="Standard">
      <style:text-properties officeooo:rsid="002457d6" officeooo:paragraph-rsid="002457d6"/>
    </style:style>
    <style:style style:name="P8" style:family="paragraph" style:parent-style-name="Standard">
      <style:text-properties officeooo:rsid="0024c7fd" officeooo:paragraph-rsid="0024c7fd"/>
    </style:style>
    <style:style style:name="P9" style:family="paragraph" style:parent-style-name="Standard" style:list-style-name="L1">
      <style:text-properties officeooo:paragraph-rsid="0020fe82"/>
    </style:style>
    <style:style style:name="P10" style:family="paragraph" style:parent-style-name="Standard" style:list-style-name="L1">
      <style:text-properties style:text-underline-style="none" fo:font-weight="normal" officeooo:rsid="0020fe82" officeooo:paragraph-rsid="0020fe82" style:font-weight-asian="normal" style:font-weight-complex="normal"/>
    </style:style>
    <style:style style:name="P11" style:family="paragraph" style:parent-style-name="Standard">
      <style:text-properties officeooo:rsid="0026440e" officeooo:paragraph-rsid="0026440e"/>
    </style:style>
    <style:style style:name="P12" style:family="paragraph" style:parent-style-name="Standard" style:list-style-name="L2">
      <style:text-properties fo:font-weight="normal" officeooo:rsid="002a221c" officeooo:paragraph-rsid="002a221c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35f9cb" officeooo:paragraph-rsid="0035f9cb" style:font-weight-asian="normal" style:font-weight-complex="normal"/>
    </style:style>
    <style:style style:name="P14" style:family="paragraph" style:parent-style-name="Standard">
      <style:text-properties officeooo:paragraph-rsid="002a221c"/>
    </style:style>
    <style:style style:name="P15" style:family="paragraph" style:parent-style-name="Standard" style:list-style-name="L2">
      <style:text-properties officeooo:paragraph-rsid="00343839"/>
    </style:style>
    <style:style style:name="P16" style:family="paragraph" style:parent-style-name="Standard" style:list-style-name="L2">
      <style:text-properties officeooo:paragraph-rsid="002a43fa"/>
    </style:style>
    <style:style style:name="P17" style:family="paragraph" style:parent-style-name="Standard" style:list-style-name="L2">
      <style:text-properties officeooo:paragraph-rsid="002ad7ed"/>
    </style:style>
    <style:style style:name="P18" style:family="paragraph" style:parent-style-name="Standard" style:list-style-name="L2">
      <style:text-properties officeooo:paragraph-rsid="002baa06"/>
    </style:style>
    <style:style style:name="P19" style:family="paragraph" style:parent-style-name="Standard" style:list-style-name="L2">
      <style:text-properties officeooo:paragraph-rsid="002e10d0"/>
    </style:style>
    <style:style style:name="P20" style:family="paragraph" style:parent-style-name="Standard" style:list-style-name="L2">
      <style:text-properties officeooo:paragraph-rsid="002f88e4"/>
    </style:style>
    <style:style style:name="P21" style:family="paragraph" style:parent-style-name="Standard" style:list-style-name="L2">
      <style:text-properties officeooo:paragraph-rsid="00318344"/>
    </style:style>
    <style:style style:name="P22" style:family="paragraph" style:parent-style-name="Standard" style:list-style-name="L2">
      <style:text-properties officeooo:paragraph-rsid="00337b62"/>
    </style:style>
    <style:style style:name="P23" style:family="paragraph" style:parent-style-name="Standard" style:list-style-name="L2">
      <style:text-properties officeooo:rsid="003bf5dc" officeooo:paragraph-rsid="003bf5d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221c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221c" style:font-weight-asian="normal" style:font-weight-complex="normal"/>
    </style:style>
    <style:style style:name="T5" style:family="text">
      <style:text-properties fo:font-weight="normal" officeooo:rsid="002a43fa" style:font-weight-asian="normal" style:font-weight-complex="normal"/>
    </style:style>
    <style:style style:name="T6" style:family="text">
      <style:text-properties fo:font-weight="normal" officeooo:rsid="002ad7ed" style:font-weight-asian="normal" style:font-weight-complex="normal"/>
    </style:style>
    <style:style style:name="T7" style:family="text">
      <style:text-properties fo:font-weight="normal" officeooo:rsid="002baa06" style:font-weight-asian="normal" style:font-weight-complex="normal"/>
    </style:style>
    <style:style style:name="T8" style:family="text">
      <style:text-properties fo:font-weight="normal" officeooo:rsid="002da409" style:font-weight-asian="normal" style:font-weight-complex="normal"/>
    </style:style>
    <style:style style:name="T9" style:family="text">
      <style:text-properties fo:font-weight="normal" officeooo:rsid="002e10d0" style:font-weight-asian="normal" style:font-weight-complex="normal"/>
    </style:style>
    <style:style style:name="T10" style:family="text">
      <style:text-properties fo:font-weight="normal" officeooo:rsid="002f88e4" style:font-weight-asian="normal" style:font-weight-complex="normal"/>
    </style:style>
    <style:style style:name="T11" style:family="text">
      <style:text-properties fo:font-weight="normal" officeooo:rsid="00318344" style:font-weight-asian="normal" style:font-weight-complex="normal"/>
    </style:style>
    <style:style style:name="T12" style:family="text">
      <style:text-properties fo:font-weight="normal" officeooo:rsid="00337b62" style:font-weight-asian="normal" style:font-weight-complex="normal"/>
    </style:style>
    <style:style style:name="T13" style:family="text">
      <style:text-properties fo:font-weight="normal" officeooo:rsid="00343839" style:font-weight-asian="normal" style:font-weight-complex="normal"/>
    </style:style>
    <style:style style:name="T14" style:family="text">
      <style:text-properties fo:font-weight="normal" officeooo:rsid="00390935" style:font-weight-asian="normal" style:font-weight-complex="normal"/>
    </style:style>
    <style:style style:name="T15" style:family="text">
      <style:text-properties fo:font-weight="normal" officeooo:rsid="003a3a56" style:font-weight-asian="normal" style:font-weight-complex="normal"/>
    </style:style>
    <style:style style:name="T16" style:family="text">
      <style:text-properties fo:font-weight="normal" officeooo:rsid="003bf5dc" style:font-weight-asian="normal" style:font-weight-complex="normal"/>
    </style:style>
    <style:style style:name="T17" style:family="text">
      <style:text-properties fo:font-weight="normal" officeooo:rsid="003d5ae1" style:font-weight-asian="normal" style:font-weight-complex="normal"/>
    </style:style>
    <style:style style:name="T18" style:family="text">
      <style:text-properties officeooo:rsid="0037597c"/>
    </style:style>
    <style:style style:name="T19" style:family="text">
      <style:text-properties officeooo:rsid="003909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nkar:</text:p>
      <text:p text:style-name="P1"/>
      <text:p text:style-name="P3"><text:span text:style-name="T1">TCE</text:span> blir det billigare om vi outsourcear? Vi sätter en styrelse på att kika på det.<text:line-break/><text:span text:style-name="T1">RBV</text:span> kan vi göra det själva bör vi göra det själva! Vi bör investera is företaget!</text:p>
      <text:p text:style-name="P3"/>
      <text:p text:style-name="P2">TCE tar inte med transport kostnad?</text:p>
      <text:p text:style-name="P3"/>
      <text:p text:style-name="P3">Relationship strategy låter spännande. Det vill vi ha om vi ska outsourcea.</text:p>
      <text:p text:style-name="P3"/>
      <text:p text:style-name="P4">McIvor framework:</text:p>
      <text:list xml:id="list4928353918968218426" text:style-name="L1">
        <text:list-item>
          <text:p text:style-name="P10">Är de bättre än oss?</text:p>
        </text:list-item>
        <text:list-item>
          <text:p text:style-name="P10">Är det viktigt att vi gör detta själva?</text:p>
        </text:list-item>
        <text:list-item>
          <text:p text:style-name="P9">Kan de utnyttja oss?</text:p>
        </text:list-item>
      </text:list>
      <text:p text:style-name="P5"/>
      <text:p text:style-name="P6">Kan man inte ha flera suppliers som gör en del var. Vi sätter ihop det hela från komponenter.</text:p>
      <text:p text:style-name="P6"/>
      <text:p text:style-name="P7">Politiska faktorer till offshoreing?</text:p>
      <text:p text:style-name="P7"/>
      <text:p text:style-name="P8">Bra codification av assembly tack vare CAD.</text:p>
      <text:p text:style-name="P8"/>
      <text:p text:style-name="P11">Tillvägagågsätt. Hitta massa fakta och konkreta statements. Sedan luta sig på teori och applicera dessa statements I dessa framework.<text:line-break/><text:line-break/><text:span text:style-name="T2">Statements:</text:span></text:p>
      <text:list xml:id="list8800455937543870253" text:style-name="L2">
        <text:list-item>
          <text:p text:style-name="P12">Marknadsledande<text:line-break/>Vi (Bob) vill stanna. Board vill outsourcea, offshorea. <text:span text:style-name="T19">Director of operations.</text:span></text:p>
        </text:list-item>
        <text:list-item>
          <text:p text:style-name="P13">Kontor finns I Ohio, manufacturing finns I Cals. <text:span text:style-name="T18">Typ 3000 km.</text:span></text:p>
        </text:list-item>
        <text:list-item>
          <text:p text:style-name="P16"><text:span text:style-name="T4">Vi har 180 lean arbetare</text:span></text:p>
        </text:list-item>
        <text:list-item>
          <text:p text:style-name="P16"><text:span text:style-name="T5">Lätt att flytta för att hela assemblyline processen finns I CAD.</text:span></text:p>
        </text:list-item>
        <text:list-item>
          <text:p text:style-name="P16"><text:span text:style-name="T5">500k $ vs 300k $</text:span></text:p>
        </text:list-item>
        <text:list-item>
          <text:p text:style-name="P16"><text:span text:style-name="T5">Det är svårt för dem att </text:span><text:span text:style-name="T14">inmolda.</text:span></text:p>
        </text:list-item>
        <text:list-item>
          <text:p text:style-name="P17"><text:span text:style-name="T5">in-mold-labeling tillför inget value. </text:span><text:span text:style-name="T14">Kunden.</text:span></text:p>
        </text:list-item>
        <text:list-item>
          <text:p text:style-name="P17"><text:span text:style-name="T6">Miracle-gro hade outsourceat allt</text:span></text:p>
        </text:list-item>
        <text:list-item>
          <text:p text:style-name="P18"><text:span text:style-name="T6">Scotts leasear I 15 år 3 mill per år. </text:span><text:span text:style-name="T7">8 år kvar. </text:span><text:span text:style-name="T14">Kan avslutas inom ett år!</text:span></text:p>
        </text:list-item>
        <text:list-item>
          <text:p text:style-name="P18"><text:span text:style-name="T7">Produktivitet ha ökat med 6% per år och anses fortsätta.</text:span></text:p>
        </text:list-item>
        <text:list-item>
          <text:p text:style-name="P18"><text:span text:style-name="T7">6 arbetare blir 4 efter automaatisering.** </text:span><text:span text:style-name="T15">Varning.</text:span></text:p>
        </text:list-item>
        <text:list-item>
          <text:p text:style-name="P18"><text:span text:style-name="T7">Inmold var inte kodifierad. </text:span><text:span text:style-name="T8">Men det kan fixas. Ez </text:span></text:p>
        </text:list-item>
        <text:list-item>
          <text:p text:style-name="P18"><text:span text:style-name="T7">Kontrollant. </text:span><text:span text:style-name="T15">Långsiktigt? Det kanske inte är en permanent lösning.</text:span></text:p>
        </text:list-item>
        <text:list-item>
          <text:p text:style-name="P19"><text:span text:style-name="T7">Inmolding är key I marketing och att det känns premium. </text:span><text:span text:style-name="T16">Det går att lösa *factcheck*</text:span></text:p>
        </text:list-item>
        <text:list-item>
          <text:p text:style-name="P19"><text:span text:style-name="T9">Automatisering leder till </text:span><text:span text:style-name="T16">obekvämheter</text:span><text:span text:style-name="T9">. Det leder till att resten av arbetarna blir ledsna.</text:span></text:p>
        </text:list-item>
        <text:list-item>
          <text:p text:style-name="P23"><text:span text:style-name="T9">D</text:span><text:span text:style-name="T3">åligt för image.</text:span></text:p>
        </text:list-item>
        <text:list-item>
          <text:p text:style-name="P20"><text:span text:style-name="T9">Allt är billigare I kina.</text:span></text:p>
        </text:list-item>
        <text:list-item>
          <text:p text:style-name="P21"><text:span text:style-name="T10">Vi outsourcear redan det komplexa. <text:line-break/>Om vi redan outsorcear den viktigaste delen finns det ingen anledning till att inte outsourcea platsgjutning.</text:span></text:p>
        </text:list-item>
        <text:list-item>
          <text:p text:style-name="P22"><text:span text:style-name="T11">Common practise säger att vi ska äga mold och de ska äga maskineri</text:span></text:p>
        </text:list-item>
        <text:list-item>
          <text:p text:style-name="P22"><text:span text:style-name="T12">Nya molds costar 40k och vara I 5 år. </text:span><text:span text:style-name="T16">2.5 år</text:span></text:p>
        </text:list-item>
        <text:list-item>
          <text:p text:style-name="P22"><text:span text:style-name="T12"><text:s/>Halva livslängden finns kvar.</text:span></text:p>
        </text:list-item>
        <text:list-item>
          <text:p text:style-name="P15"><text:span text:style-name="T12">Homesourceing trend.</text:span></text:p>
        </text:list-item>
        <text:list-item>
          <text:p text:style-name="P15"><text:span text:style-name="T13">Green production är sexigt</text:span></text:p>
        </text:list-item>
        <text:list-item>
          <text:p text:style-name="P23"><text:soft-page-break/><text:span text:style-name="T13">S</text:span><text:span text:style-name="T3">pråkbarriär?</text:span></text:p>
        </text:list-item>
        <text:list-item>
          <text:p text:style-name="P15"><text:span text:style-name="T13">Jenkarna är patriotiska “I drive a fuckn muurican truck!” </text:span><text:span text:style-name="T16">Det är hälften.</text:span><text:span text:style-name="T4"><text:line-break/><text:line-break/></text:span>1. What are the strategic risks and benefits of outsourcing production of the Temecula plant to a contract manufacturer(s) in China? Use any frameworks that you feel are relevant to assess this decision at the strategic level. </text:p>
        </text:list-item>
      </text:list>
      <text:p text:style-name="P14"/>
      <text:p text:style-name="P14">2. Financially compare two of the options (stay in Temecula, outsource to China). Include all possible relevant financial measures and explicitly state important factors not included in the financial analysis. Provide a brief assessment of the offshoring option.</text:p>
      <text:p text:style-name="P14"/>
      <text:p text:style-name="P14">3. What should Scotts do? – The answer to this question is your proposi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3:16:19.150987943</meta:creation-date>
    <meta:generator>LibreOffice/5.1.4.2$Linux_X86_64 LibreOffice_project/10m0$Build-2</meta:generator>
    <dc:date>2016-09-05T11:39:44.368395640</dc:date>
    <meta:editing-duration>PT2H24M29S</meta:editing-duration>
    <meta:editing-cycles>17</meta:editing-cycles>
    <meta:document-statistic meta:table-count="0" meta:image-count="0" meta:object-count="0" meta:page-count="2" meta:paragraph-count="39" meta:word-count="451" meta:character-count="2595" meta:non-whitespace-character-count="2204"/>
  </office:meta>
</office:document-meta>
</file>